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2cm" fo:min-width="2.571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33cm" fo:min-width="4.762cm" fo:padding-top="0cm" fo:padding-bottom="0cm" fo:padding-left="0cm" fo:padding-right="0cm"/>
      <style:paragraph-properties style:writing-mode="lr-tb"/>
    </style:style>
    <style:style style:name="gr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a0a0a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83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1.466cm" fo:padding-top="0cm" fo:padding-bottom="0cm" fo:padding-left="0cm" fo:padding-right="0cm"/>
      <style:paragraph-properties style:writing-mode="lr-tb"/>
    </style:style>
    <style:style style:name="gr11" style:family="graphic" style:parent-style-name="standard" style:list-style-name="L3">
      <style:graphic-properties draw:stroke="none" draw:marker-start="" draw:marker-end="" draw:fill="none" draw:textarea-horizontal-align="left" draw:textarea-vertical-align="top" draw:auto-grow-height="true" draw:auto-grow-width="true" fo:min-height="0.433cm" fo:min-width="4.07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solid" draw:fill-color="#a0a0a0"/>
    </style:style>
    <style:style style:name="P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0" style:family="paragraph">
      <style:paragraph-properties fo:margin-left="0cm" fo:margin-right="0cm" fo:margin-top="0.1cm" fo:margin-bottom="0.1cm" fo:text-align="justify" fo:text-indent="0cm" style:writing-mode="lr-tb"/>
    </style:style>
    <style:style style:name="P11" style:family="paragraph">
      <loext:graphic-properties draw:fill="none"/>
      <style:paragraph-properties fo:margin-left="0cm" fo:margin-right="0cm" fo:text-align="justify" fo:text-indent="0cm"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Arial" fo:font-size="11.1000003814697pt" fo:font-weight="normal" style:font-size-asian="11.1000003814697pt" style:font-weight-asian="normal" style:font-name-complex="Arial" style:font-size-complex="11.1000003814697pt" style:font-weight-complex="normal"/>
    </style:style>
    <style:style style:name="T2" style:family="text">
      <style:text-properties fo:color="#006600" loext:opacity="100%" style:font-name="Helvetica" fo:font-size="18pt" fo:font-weight="bold" style:font-size-asian="18pt" style:font-weight-asian="bold" style:font-name-complex="Helvetica" style:font-size-complex="18pt" style:font-weight-complex="bold"/>
    </style:style>
    <style:style style:name="T3" style:family="text">
      <style:text-properties fo:color="#000000" loext:opacity="100%" style:font-name="Helvetica" fo:font-size="9pt" fo:font-weight="normal" style:font-size-asian="9pt" style:font-weight-asian="normal" style:font-name-complex="Helvetica" style:font-size-complex="9pt" style:font-weight-complex="normal"/>
    </style:style>
    <style:style style:name="T4" style:family="text">
      <style:text-properties fo:color="#0563c1" loext:opacity="100%" style:font-name="Arial" fo:font-size="11.1000003814697pt" fo:font-weight="normal" style:font-size-asian="11.1000003814697pt" style:font-weight-asian="normal" style:font-name-complex="Arial" style:font-size-complex="11.1000003814697pt" style:font-weight-complex="normal"/>
    </style:style>
    <style:style style:name="T5" style:family="text">
      <style:text-properties fo:color="#0563c1" loext:opacity="100%" style:font-name="Helvetica" fo:font-size="9pt" fo:font-weight="normal" style:font-size-asian="9pt" style:font-weight-asian="normal" style:font-name-complex="Helvetica" style:font-size-complex="9pt" style:font-weight-complex="normal"/>
    </style:style>
    <style:style style:name="T6" style:family="text">
      <style:text-properties fo:color="#006600" loext:opacity="100%" style:font-name="Helvetica" fo:font-size="9.89999961853027pt" fo:font-weight="bold" style:font-size-asian="9.89999961853027pt" style:font-weight-asian="bold" style:font-name-complex="Helvetica" style:font-size-complex="9.89999961853027pt" style:font-weight-complex="bold"/>
    </style:style>
    <style:style style:name="T7" style:family="text">
      <style:text-properties fo:color="#000000" loext:opacity="100%" style:font-name="Helvetica" fo:font-size="9pt" fo:font-weight="bold" style:font-size-asian="9pt" style:font-weight-asian="bold" style:font-name-complex="Helvetica" style:font-size-complex="9pt" style:font-weight-complex="bold"/>
    </style:style>
    <style:style style:name="T8" style:family="text">
      <style:text-properties fo:color="#000000" loext:opacity="100%" style:font-name="Helvetica" fo:font-size="9pt" fo:font-style="italic" fo:font-weight="bold" style:font-size-asian="9pt" style:font-style-asian="italic" style:font-weight-asian="bold" style:font-name-complex="Helvetica" style:font-size-complex="9pt" style:font-style-complex="italic" style:font-weight-complex="bold"/>
    </style:style>
    <style:style style:name="T9" style:family="text">
      <style:text-properties fo:color="#000000" loext:opacity="100%" style:font-name="Symbol1" fo:font-size="9pt" fo:font-weight="normal" style:font-size-asian="9pt" style:font-weight-asian="normal" style:font-name-complex="Symbol1" style:font-size-complex="9pt" style:font-weight-complex="normal"/>
    </style:style>
    <style:style style:name="T10" style:family="text">
      <style:text-properties fo:color="#000000" loext:opacity="100%" style:font-name="Arial" fo:font-size="9pt" fo:font-weight="normal" style:font-size-asian="9pt" style:font-weight-asian="normal" style:font-name-complex="Arial" style:font-size-complex="9pt" style:font-weight-complex="normal"/>
    </style:style>
    <style:style style:name="T11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12" style:family="text">
      <style:text-properties fo:color="#000000" loext:opacity="100%" style:font-name="Helvetica" fo:font-size="11.1000003814697pt" fo:font-weight="normal" style:font-size-asian="11.1000003814697pt" style:font-weight-asian="normal" style:font-name-complex="Helvetica" style:font-size-complex="11.1000003814697pt" style:font-weight-complex="normal"/>
    </style:style>
    <style:style style:name="T13" style:family="text">
      <style:text-properties fo:color="#0563c1" loext:opacity="100%" style:font-name="Helvetica" fo:font-size="9pt" fo:font-weight="bold" style:font-size-asian="9pt" style:font-weight-asian="bold" style:font-name-complex="Helvetica" style:font-size-complex="9pt" style:font-weight-complex="bold"/>
    </style:style>
    <style:style style:name="T14" style:family="text">
      <style:text-properties fo:color="#000000" loext:opacity="100%" style:font-name="Helvetica" fo:font-size="9pt" fo:font-style="italic" fo:font-weight="normal" style:font-size-asian="9pt" style:font-style-asian="italic" style:font-weight-asian="normal" style:font-name-complex="Helvetica" style:font-size-complex="9pt" style:font-style-complex="italic" style:font-weight-complex="normal"/>
    </style:style>
    <style:style style:name="T15" style:family="text">
      <style:text-properties fo:color="#000000" loext:opacity="100%" style:font-name="Helvetica" fo:font-size="11pt" fo:font-weight="normal" style:font-size-asian="11pt" style:font-weight-asian="normal" style:font-name-complex="Helvetica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33cm" svg:x="1.27cm" svg:y="0.01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5.17cm" svg:height="0.712cm" svg:x="1.27cm" svg:y="1.292cm">
          <draw:text-box>
            <text:p text:style-name="P1"><text:span text:style-name="T2">Michael Chukwuemeka | Flutter &amp; Web Developer</text:span></text:p>
          </draw:text-box>
        </draw:frame>
        <draw:frame draw:style-name="gr3" draw:text-style-name="P4" draw:layer="layout" svg:width="0.317cm" svg:height="0.357cm" svg:x="15.955cm" svg:y="1.5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159cm" svg:height="0.433cm" svg:x="1.533cm" svg:y="2.424cm">
          <draw:text-box>
            <text:list text:style-name="L2">
              <text:list-item>
                <text:p text:style-name="P1"><text:span text:style-name="T4"><text:a xlink:href="https://mc-stephen.ml/" xlink:type="simple">mc-stephen.ml</text:a></text:span></text:p>
              </text:list-item>
            </text:list>
          </draw:text-box>
        </draw:frame>
        <draw:frame draw:style-name="gr5" draw:text-style-name="P7" draw:layer="layout" svg:width="5.449cm" svg:height="0.433cm" svg:x="9.593cm" svg:y="2.424cm">
          <draw:text-box>
            <text:list text:style-name="L2">
              <text:list-item>
                <text:p text:style-name="P6"><text:span text:style-name="T4"><text:a xlink:href="mailto:stephenugo939@gmail.com?subject=Hello There: " xlink:type="simple">stephenugo939@gmail.com</text:a></text:span></text:p>
              </text:list-item>
            </text:list>
          </draw:text-box>
        </draw:frame>
        <draw:frame draw:style-name="gr6" draw:text-style-name="P7" draw:layer="layout" svg:width="4.653cm" svg:height="0.433cm" svg:x="15.501cm" svg:y="2.424cm">
          <draw:text-box>
            <text:list text:style-name="L2">
              <text:list-item>
                <text:p text:style-name="P6"><text:span text:style-name="T4"><text:a xlink:href="https://github.com/Emeka212" xlink:type="simple">github.com/mc-stephen</text:a></text:span></text:p>
              </text:list-item>
            </text:list>
          </draw:text-box>
        </draw:frame>
        <draw:polygon draw:style-name="gr7" draw:text-style-name="P8" draw:layer="layout" svg:width="0.008cm" svg:height="0.009cm" svg:x="1.27cm" svg:y="3.124cm" svg:viewBox="0 0 9 10" draw:points="0,10 9,10 9,0 0,0">
          <text:p/>
        </draw:polygon>
        <draw:polygon draw:style-name="gr7" draw:text-style-name="P8" draw:layer="layout" svg:width="0.008cm" svg:height="0.009cm" svg:x="1.27cm" svg:y="3.124cm" svg:viewBox="0 0 9 10" draw:points="0,10 9,10 9,0 0,0">
          <text:p/>
        </draw:polygon>
        <draw:polygon draw:style-name="gr7" draw:text-style-name="P8" draw:layer="layout" svg:width="19.037cm" svg:height="0.009cm" svg:x="1.278cm" svg:y="3.124cm" svg:viewBox="0 0 19038 10" draw:points="0,10 19038,10 19038,0 0,0">
          <text:p/>
        </draw:polygon>
        <draw:polygon draw:style-name="gr7" draw:text-style-name="P8" draw:layer="layout" svg:width="0.008cm" svg:height="0.009cm" svg:x="20.315cm" svg:y="3.124cm" svg:viewBox="0 0 9 10" draw:points="0,10 9,10 9,0 0,0">
          <text:p/>
        </draw:polygon>
        <draw:polygon draw:style-name="gr7" draw:text-style-name="P8" draw:layer="layout" svg:width="0.008cm" svg:height="0.009cm" svg:x="20.315cm" svg:y="3.124cm" svg:viewBox="0 0 9 10" draw:points="0,10 9,10 9,0 0,0">
          <text:p/>
        </draw:polygon>
        <draw:polygon draw:style-name="gr7" draw:text-style-name="P8" draw:layer="layout" svg:width="0.008cm" svg:height="0.008cm" svg:x="1.27cm" svg:y="3.116cm" svg:viewBox="0 0 9 9" draw:points="0,9 9,9 9,0 0,0">
          <text:p/>
        </draw:polygon>
        <draw:polygon draw:style-name="gr7" draw:text-style-name="P8" draw:layer="layout" svg:width="0.008cm" svg:height="0.008cm" svg:x="1.27cm" svg:y="3.116cm" svg:viewBox="0 0 9 9" draw:points="0,9 9,9 9,0 0,0">
          <text:p/>
        </draw:polygon>
        <draw:polygon draw:style-name="gr7" draw:text-style-name="P8" draw:layer="layout" svg:width="19.037cm" svg:height="0.008cm" svg:x="1.278cm" svg:y="3.116cm" svg:viewBox="0 0 19038 9" draw:points="0,9 19038,9 19038,0 0,0">
          <text:p/>
        </draw:polygon>
        <draw:polygon draw:style-name="gr7" draw:text-style-name="P8" draw:layer="layout" svg:width="0.008cm" svg:height="0.008cm" svg:x="20.315cm" svg:y="3.116cm" svg:viewBox="0 0 9 9" draw:points="0,9 9,9 9,0 0,0">
          <text:p/>
        </draw:polygon>
        <draw:polygon draw:style-name="gr7" draw:text-style-name="P8" draw:layer="layout" svg:width="0.008cm" svg:height="0.008cm" svg:x="20.315cm" svg:y="3.116cm" svg:viewBox="0 0 9 9" draw:points="0,9 9,9 9,0 0,0">
          <text:p/>
        </draw:polygon>
        <draw:frame draw:style-name="gr3" draw:text-style-name="P4" draw:layer="layout" svg:width="0.317cm" svg:height="0.357cm" svg:x="19.151cm" svg:y="2.18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2.093cm" svg:height="0.395cm" svg:x="1.27cm" svg:y="3.357cm">
          <draw:text-box>
            <text:p text:style-name="P1"><text:span text:style-name="T6">EDUCATION</text:span></text:p>
          </draw:text-box>
        </draw:frame>
        <draw:frame draw:style-name="gr3" draw:text-style-name="P4" draw:layer="layout" svg:width="0.317cm" svg:height="0.357cm" svg:x="3.366cm" svg:y="3.38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9.2cm" svg:height="0.357cm" svg:x="1.27cm" svg:y="3.989cm">
          <draw:text-box>
            <text:p text:style-name="P1"><text:span text:style-name="T7">Moshood Abiola Polytechnic —ND </text:span><text:span text:style-name="T8">Computer Engineering</text:span><text:span text:style-name="T7"> | Major GPA</text:span><text:span text:style-name="T3">: 3.6 <text:s text:c="54"/>Jan 2019 - Dec 2020</text:span><text:span text:style-name="T7"> </text:span></text:p>
          </draw:text-box>
        </draw:frame>
        <draw:frame draw:style-name="gr3" draw:text-style-name="P4" draw:layer="layout" svg:width="0.317cm" svg:height="0.387cm" svg:x="1.27cm" svg:y="4.541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4.57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7.109cm" svg:height="0.357cm" svg:x="1.651cm" svg:y="4.573cm">
          <draw:text-box>
            <text:p text:style-name="P1"><text:span text:style-name="T3">There we learned the basics of computer science, data structure and algorithm, and fundamental hardware and software </text:span></text:p>
          </draw:text-box>
        </draw:frame>
        <draw:frame draw:style-name="gr3" draw:text-style-name="P4" draw:layer="layout" svg:width="2.009cm" svg:height="0.357cm" svg:x="1.651cm" svg:y="5.043cm">
          <draw:text-box>
            <text:p text:style-name="P1"><text:span text:style-name="T3">development. </text:span></text:p>
          </draw:text-box>
        </draw:frame>
        <draw:frame draw:style-name="gr3" draw:text-style-name="P4" draw:layer="layout" svg:width="0.317cm" svg:height="0.387cm" svg:x="1.27cm" svg:y="5.651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5.68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7.177cm" svg:height="0.357cm" svg:x="1.651cm" svg:y="5.682cm">
          <draw:text-box>
            <text:p text:style-name="P1"><text:span text:style-name="T3">We were taught a beginner's guide to programming and how to formulate a solution to solve basic programming problems</text:span></text:p>
          </draw:text-box>
        </draw:frame>
        <draw:frame draw:style-name="gr3" draw:text-style-name="P4" draw:layer="layout" svg:width="0.317cm" svg:height="0.353cm" svg:x="18.732cm" svg:y="5.687cm">
          <draw:text-box>
            <text:p text:style-name="P1"><text:span text:style-name="T11">.</text:span></text:p>
          </draw:text-box>
        </draw:frame>
        <draw:frame draw:style-name="gr3" draw:text-style-name="P4" draw:layer="layout" svg:width="0.317cm" svg:height="0.357cm" svg:x="18.808cm" svg:y="5.68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17cm" svg:height="0.387cm" svg:x="1.27cm" svg:y="6.29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6.32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0.488cm" svg:height="0.357cm" svg:x="1.651cm" svg:y="6.322cm">
          <draw:text-box>
            <text:p text:style-name="P1"><text:span text:style-name="T3">We were taught the programming language: </text:span><text:span text:style-name="T7">Java, Assemble Language</text:span><text:span text:style-name="T3">. </text:span></text:p>
          </draw:text-box>
        </draw:frame>
        <draw:frame draw:style-name="gr3" draw:text-style-name="P4" draw:layer="layout" svg:width="0.317cm" svg:height="0.387cm" svg:x="1.27cm" svg:y="6.929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6.96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8.43cm" svg:height="0.357cm" svg:x="1.651cm" svg:y="6.961cm">
          <draw:text-box>
            <text:p text:style-name="P1"><text:span text:style-name="T3">Wrote a thesis while studying there that focused on counting the number of cars going in and out of my department and during my </text:span></text:p>
          </draw:text-box>
        </draw:frame>
        <draw:frame draw:style-name="gr3" draw:text-style-name="P4" draw:layer="layout" svg:width="18.164cm" svg:height="0.357cm" svg:x="1.651cm" svg:y="7.431cm">
          <draw:text-box>
            <text:p text:style-name="P1"><text:span text:style-name="T3">thesis I developed a “Design and Construction of an Automated Packing Meter” system using </text:span><text:span text:style-name="T7">proximity sensor</text:span><text:span text:style-name="T3">, </text:span><text:span text:style-name="T7">Arduino nano </text:span></text:p>
          </draw:text-box>
        </draw:frame>
        <draw:polygon draw:style-name="gr7" draw:text-style-name="P8" draw:layer="layout" svg:width="0.008cm" svg:height="0.009cm" svg:x="1.27cm" svg:y="8.726cm" svg:viewBox="0 0 9 10" draw:points="0,10 9,10 9,0 0,0">
          <text:p/>
        </draw:polygon>
        <draw:polygon draw:style-name="gr7" draw:text-style-name="P8" draw:layer="layout" svg:width="0.008cm" svg:height="0.009cm" svg:x="1.27cm" svg:y="8.725cm" svg:viewBox="0 0 9 10" draw:points="0,10 9,10 9,0 0,0">
          <text:p/>
        </draw:polygon>
        <draw:polygon draw:style-name="gr7" draw:text-style-name="P8" draw:layer="layout" svg:width="19.037cm" svg:height="0.009cm" svg:x="1.278cm" svg:y="8.725cm" svg:viewBox="0 0 19038 10" draw:points="0,10 19038,10 19038,0 0,0">
          <text:p/>
        </draw:polygon>
        <draw:polygon draw:style-name="gr7" draw:text-style-name="P8" draw:layer="layout" svg:width="0.008cm" svg:height="0.009cm" svg:x="20.315cm" svg:y="8.725cm" svg:viewBox="0 0 9 10" draw:points="0,10 9,10 9,0 0,0">
          <text:p/>
        </draw:polygon>
        <draw:polygon draw:style-name="gr7" draw:text-style-name="P8" draw:layer="layout" svg:width="0.008cm" svg:height="0.009cm" svg:x="20.315cm" svg:y="8.725cm" svg:viewBox="0 0 9 10" draw:points="0,10 9,10 9,0 0,0">
          <text:p/>
        </draw:polygon>
        <draw:polygon draw:style-name="gr7" draw:text-style-name="P8" draw:layer="layout" svg:width="0.008cm" svg:height="0.008cm" svg:x="1.27cm" svg:y="8.717cm" svg:viewBox="0 0 9 9" draw:points="0,9 9,9 9,0 0,0">
          <text:p/>
        </draw:polygon>
        <draw:polygon draw:style-name="gr7" draw:text-style-name="P8" draw:layer="layout" svg:width="0.008cm" svg:height="0.008cm" svg:x="1.27cm" svg:y="8.717cm" svg:viewBox="0 0 9 9" draw:points="0,9 9,9 9,0 0,0">
          <text:p/>
        </draw:polygon>
        <draw:polygon draw:style-name="gr7" draw:text-style-name="P8" draw:layer="layout" svg:width="19.037cm" svg:height="0.008cm" svg:x="1.278cm" svg:y="8.717cm" svg:viewBox="0 0 19038 9" draw:points="0,9 19038,9 19038,0 0,0">
          <text:p/>
        </draw:polygon>
        <draw:polygon draw:style-name="gr7" draw:text-style-name="P8" draw:layer="layout" svg:width="0.008cm" svg:height="0.008cm" svg:x="20.315cm" svg:y="8.717cm" svg:viewBox="0 0 9 9" draw:points="0,9 9,9 9,0 0,0">
          <text:p/>
        </draw:polygon>
        <draw:polygon draw:style-name="gr7" draw:text-style-name="P8" draw:layer="layout" svg:width="0.008cm" svg:height="0.008cm" svg:x="20.315cm" svg:y="8.717cm" svg:viewBox="0 0 9 9" draw:points="0,9 9,9 9,0 0,0">
          <text:p/>
        </draw:polygon>
        <draw:frame draw:style-name="gr3" draw:text-style-name="P4" draw:layer="layout" svg:width="3.313cm" svg:height="0.357cm" svg:x="1.651cm" svg:y="7.905cm">
          <draw:text-box>
            <text:p text:style-name="P1"><text:span text:style-name="T7">board, OLED display</text:span><text:span text:style-name="T3">. </text:span></text:p>
          </draw:text-box>
        </draw:frame>
        <draw:frame draw:style-name="gr1" draw:text-style-name="P2" draw:layer="layout" svg:width="0.388cm" svg:height="0.433cm" svg:x="20.324cm" svg:y="8.462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3.478cm" svg:height="0.395cm" svg:x="1.27cm" svg:y="9.078cm">
          <draw:text-box>
            <text:p text:style-name="P1"><text:span text:style-name="T6">TECHNICAL SKILLS </text:span></text:p>
          </draw:text-box>
        </draw:frame>
        <draw:frame draw:style-name="gr3" draw:text-style-name="P4" draw:layer="layout" svg:width="1.793cm" svg:height="0.357cm" svg:x="1.27cm" svg:y="9.714cm">
          <draw:text-box>
            <text:p text:style-name="P1"><text:span text:style-name="T7">Languages:</text:span></text:p>
          </draw:text-box>
        </draw:frame>
        <draw:frame draw:style-name="gr8" draw:text-style-name="P9" draw:layer="layout" svg:width="0.35cm" svg:height="0.395cm" svg:x="3.057cm" svg:y="9.683cm">
          <draw:text-box>
            <text:p text:style-name="P1"><text:span text:style-name="T6"><text:s text:c="2"/></text:span></text:p>
          </draw:text-box>
        </draw:frame>
        <draw:frame draw:style-name="gr3" draw:text-style-name="P4" draw:layer="layout" svg:width="7.012cm" svg:height="0.357cm" svg:x="3.252cm" svg:y="9.714cm">
          <draw:text-box>
            <text:p text:style-name="P1"><text:span text:style-name="T3">Dart, PHP, JavaScript (ES5,ES6), HTML5, CSS3 </text:span></text:p>
          </draw:text-box>
        </draw:frame>
        <draw:frame draw:style-name="gr3" draw:text-style-name="P4" draw:layer="layout" svg:width="13.54cm" svg:height="0.357cm" svg:x="1.27cm" svg:y="10.255cm">
          <draw:text-box>
            <text:p text:style-name="P1"><text:span text:style-name="T7">Frameworks/Technologies: <text:s/></text:span><text:span text:style-name="T3">Flutter,</text:span><text:span text:style-name="T7"> </text:span><text:span text:style-name="T3">React, Next, Heroku, AJAX, JQuery, SCSS, Git &amp; GitHub </text:span></text:p>
          </draw:text-box>
        </draw:frame>
        <draw:frame draw:style-name="gr3" draw:text-style-name="P4" draw:layer="layout" svg:width="6.97cm" svg:height="0.357cm" svg:x="1.27cm" svg:y="10.797cm">
          <draw:text-box>
            <text:p text:style-name="P1"><text:span text:style-name="T7">Databases/Querying:</text:span><text:span text:style-name="T3"> <text:s/>SQL, MYSQL, MongoDB </text:span></text:p>
          </draw:text-box>
        </draw:frame>
        <draw:frame draw:style-name="gr3" draw:text-style-name="P4" draw:layer="layout" svg:width="11.334cm" svg:height="0.357cm" svg:x="1.27cm" svg:y="11.267cm">
          <draw:text-box>
            <text:p text:style-name="P1"><text:span text:style-name="T7">Skills/Other:</text:span><text:span text:style-name="T3"> <text:s/>Agile, Scrum, Microsoft Office, Excel, Mac OS, Linux, WordPress </text:span></text:p>
          </draw:text-box>
        </draw:frame>
        <draw:polygon draw:style-name="gr7" draw:text-style-name="P8" draw:layer="layout" svg:width="0.008cm" svg:height="0.009cm" svg:x="1.27cm" svg:y="12.557cm" svg:viewBox="0 0 9 10" draw:points="0,10 9,10 9,0 0,0">
          <text:p/>
        </draw:polygon>
        <draw:polygon draw:style-name="gr7" draw:text-style-name="P8" draw:layer="layout" svg:width="0.008cm" svg:height="0.009cm" svg:x="1.27cm" svg:y="12.557cm" svg:viewBox="0 0 9 10" draw:points="0,10 9,10 9,0 0,0">
          <text:p/>
        </draw:polygon>
        <draw:polygon draw:style-name="gr7" draw:text-style-name="P8" draw:layer="layout" svg:width="19.037cm" svg:height="0.009cm" svg:x="1.278cm" svg:y="12.557cm" svg:viewBox="0 0 19038 10" draw:points="0,10 19038,10 19038,0 0,0">
          <text:p/>
        </draw:polygon>
        <draw:polygon draw:style-name="gr7" draw:text-style-name="P8" draw:layer="layout" svg:width="0.008cm" svg:height="0.009cm" svg:x="20.315cm" svg:y="12.557cm" svg:viewBox="0 0 9 10" draw:points="0,10 9,10 9,0 0,0">
          <text:p/>
        </draw:polygon>
        <draw:polygon draw:style-name="gr7" draw:text-style-name="P8" draw:layer="layout" svg:width="0.008cm" svg:height="0.009cm" svg:x="20.315cm" svg:y="12.557cm" svg:viewBox="0 0 9 10" draw:points="0,10 9,10 9,0 0,0">
          <text:p/>
        </draw:polygon>
        <draw:polygon draw:style-name="gr7" draw:text-style-name="P8" draw:layer="layout" svg:width="0.008cm" svg:height="0.008cm" svg:x="1.27cm" svg:y="12.549cm" svg:viewBox="0 0 9 9" draw:points="0,9 9,9 9,0 0,0">
          <text:p/>
        </draw:polygon>
        <draw:polygon draw:style-name="gr7" draw:text-style-name="P8" draw:layer="layout" svg:width="0.008cm" svg:height="0.008cm" svg:x="1.27cm" svg:y="12.549cm" svg:viewBox="0 0 9 9" draw:points="0,9 9,9 9,0 0,0">
          <text:p/>
        </draw:polygon>
        <draw:polygon draw:style-name="gr7" draw:text-style-name="P8" draw:layer="layout" svg:width="19.037cm" svg:height="0.008cm" svg:x="1.278cm" svg:y="12.549cm" svg:viewBox="0 0 19038 9" draw:points="0,9 19038,9 19038,0 0,0">
          <text:p/>
        </draw:polygon>
        <draw:polygon draw:style-name="gr7" draw:text-style-name="P8" draw:layer="layout" svg:width="0.008cm" svg:height="0.008cm" svg:x="20.315cm" svg:y="12.549cm" svg:viewBox="0 0 9 9" draw:points="0,9 9,9 9,0 0,0">
          <text:p/>
        </draw:polygon>
        <draw:polygon draw:style-name="gr7" draw:text-style-name="P8" draw:layer="layout" svg:width="0.008cm" svg:height="0.008cm" svg:x="20.315cm" svg:y="12.549cm" svg:viewBox="0 0 9 9" draw:points="0,9 9,9 9,0 0,0">
          <text:p/>
        </draw:polygon>
        <draw:frame draw:style-name="gr3" draw:text-style-name="P4" draw:layer="layout" svg:width="11.085cm" svg:height="0.357cm" svg:x="1.27cm" svg:y="11.737cm">
          <draw:text-box>
            <text:p text:style-name="P1"><text:span text:style-name="T7">Libraries: <text:s/></text:span><text:span text:style-name="T3">NLTK, Selenium, Beautiful Soup, Scrapy, NPM package manager <text:s/></text:span></text:p>
          </draw:text-box>
        </draw:frame>
        <draw:frame draw:style-name="gr8" draw:text-style-name="P9" draw:layer="layout" svg:width="1.894cm" svg:height="0.395cm" svg:x="1.27cm" svg:y="12.794cm">
          <draw:text-box>
            <text:p text:style-name="P1"><text:span text:style-name="T6">PROJECTS</text:span></text:p>
          </draw:text-box>
        </draw:frame>
        <draw:frame draw:style-name="gr3" draw:text-style-name="P4" draw:layer="layout" svg:width="0.317cm" svg:height="0.357cm" svg:x="3.172cm" svg:y="12.8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3.207cm" svg:height="0.357cm" svg:x="1.27cm" svg:y="13.422cm">
          <draw:text-box>
            <text:p text:style-name="P1"><text:span text:style-name="T13">Global Chat</text:span><text:span text:style-name="T7"> (Facebook web app clone) — PHP</text:span><text:span text:style-name="T3"> • </text:span><text:span text:style-name="T7">JavaScript</text:span><text:span text:style-name="T3"> • </text:span><text:span text:style-name="T7">jQuery</text:span><text:span text:style-name="T3"> • </text:span><text:span text:style-name="T7">HTML</text:span><text:span text:style-name="T3"> • </text:span><text:span text:style-name="T7">CSS <text:s text:c="9"/></text:span></text:p>
          </draw:text-box>
        </draw:frame>
        <draw:frame draw:style-name="gr3" draw:text-style-name="P4" draw:layer="layout" svg:width="0.317cm" svg:height="0.387cm" svg:x="1.27cm" svg:y="13.974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14.00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8.709cm" svg:height="0.357cm" svg:x="1.651cm" svg:y="14.006cm">
          <draw:text-box>
            <text:p text:style-name="P1"><text:span text:style-name="T3">A full stack web application dedicated to making the world a better place by bringing in together various individual from different part </text:span></text:p>
          </draw:text-box>
        </draw:frame>
        <draw:frame draw:style-name="gr3" draw:text-style-name="P4" draw:layer="layout" svg:width="6.932cm" svg:height="0.357cm" svg:x="1.651cm" svg:y="14.37cm">
          <draw:text-box>
            <text:p text:style-name="P1"><text:span text:style-name="T3">of the world and deemed helpful by other users. <text:s/></text:span></text:p>
          </draw:text-box>
        </draw:frame>
        <draw:frame draw:style-name="gr3" draw:text-style-name="P4" draw:layer="layout" svg:width="0.317cm" svg:height="0.387cm" svg:x="1.27cm" svg:y="14.868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14.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4.882cm" svg:height="0.357cm" svg:x="1.651cm" svg:y="14.9cm">
          <draw:text-box>
            <text:p text:style-name="P1"><text:span text:style-name="T3">Collaborated with group members to wire frame and design pages and page flow for the web application. </text:span></text:p>
          </draw:text-box>
        </draw:frame>
        <draw:frame draw:style-name="gr3" draw:text-style-name="P4" draw:layer="layout" svg:width="0.317cm" svg:height="0.387cm" svg:x="1.27cm" svg:y="15.398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15.42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7.486cm" svg:height="0.357cm" svg:x="1.651cm" svg:y="15.429cm">
          <draw:text-box>
            <text:p text:style-name="P1"><text:span text:style-name="T3">Participated in the full life cycle of project focusing on back-end with PHP, the database and front-end with HTML, CSS and </text:span></text:p>
          </draw:text-box>
        </draw:frame>
        <draw:frame draw:style-name="gr3" draw:text-style-name="P4" draw:layer="layout" svg:width="1.674cm" svg:height="0.357cm" svg:x="1.651cm" svg:y="15.793cm">
          <draw:text-box>
            <text:p text:style-name="P1"><text:span text:style-name="T3">JavaScript. </text:span></text:p>
          </draw:text-box>
        </draw:frame>
        <draw:frame draw:style-name="gr3" draw:text-style-name="P4" draw:layer="layout" svg:width="9.413cm" svg:height="0.357cm" svg:x="1.27cm" svg:y="16.263cm">
          <draw:text-box>
            <text:p text:style-name="P1"><text:span text:style-name="T13">Online Quiz Web App</text:span><text:span text:style-name="T7"> — JavaScript</text:span><text:span text:style-name="T3"> • </text:span><text:span text:style-name="T7">HTML </text:span><text:span text:style-name="T3">• </text:span><text:span text:style-name="T7">CSS <text:s text:c="21"/></text:span></text:p>
          </draw:text-box>
        </draw:frame>
        <draw:frame draw:style-name="gr3" draw:text-style-name="P4" draw:layer="layout" svg:width="0.317cm" svg:height="0.357cm" svg:x="11.432cm" svg:y="16.263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2.702cm" svg:y="16.263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3.972cm" svg:y="16.263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1.513cm" svg:height="0.357cm" svg:x="15.242cm" svg:y="16.263cm">
          <draw:text-box>
            <text:p text:style-name="P1"><text:span text:style-name="T7"><text:s text:c="16"/></text:span><text:span text:style-name="T13"><text:s/></text:span></text:p>
          </draw:text-box>
        </draw:frame>
        <draw:frame draw:style-name="gr3" draw:text-style-name="P4" draw:layer="layout" svg:width="0.317cm" svg:height="0.387cm" svg:x="1.27cm" svg:y="16.672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16.70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7.621cm" svg:height="0.357cm" svg:x="1.651cm" svg:y="16.703cm">
          <draw:text-box>
            <text:p text:style-name="P1"><text:span text:style-name="T3">Full stack web application dedicated to aiding users with the ability to set up as many questions as they like, and serving the </text:span></text:p>
          </draw:text-box>
        </draw:frame>
        <draw:frame draw:style-name="gr3" draw:text-style-name="P4" draw:layer="layout" svg:width="5.137cm" svg:height="0.357cm" svg:x="1.651cm" svg:y="17.068cm">
          <draw:text-box>
            <text:p text:style-name="P1"><text:span text:style-name="T3">questions to the preferred examiner </text:span></text:p>
          </draw:text-box>
        </draw:frame>
        <draw:frame draw:style-name="gr3" draw:text-style-name="P4" draw:layer="layout" svg:width="0.317cm" svg:height="0.387cm" svg:x="1.27cm" svg:y="17.565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17.59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3.803cm" svg:height="0.357cm" svg:x="1.651cm" svg:y="17.597cm">
          <draw:text-box>
            <text:p text:style-name="P1"><text:span text:style-name="T3">Interactive part done with JavaScript, and a beautiful interface to make anyone fall in love with it. <text:s/></text:span></text:p>
          </draw:text-box>
        </draw:frame>
        <draw:frame draw:style-name="gr3" draw:text-style-name="P4" draw:layer="layout" svg:width="6.501cm" svg:height="0.357cm" svg:x="1.27cm" svg:y="18.067cm">
          <draw:text-box>
            <text:p text:style-name="P1"><text:span text:style-name="T13">Kakula</text:span><text:span text:style-name="T7"> (Mobile Calculator) — Dart</text:span><text:span text:style-name="T3"> • </text:span><text:span text:style-name="T7">Flutter</text:span><text:span text:style-name="T3"> </text:span></text:p>
          </draw:text-box>
        </draw:frame>
        <draw:frame draw:style-name="gr3" draw:text-style-name="P4" draw:layer="layout" svg:width="0.317cm" svg:height="0.357cm" svg:x="10.162cm" svg:y="18.06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17cm" svg:height="0.357cm" svg:x="11.432cm" svg:y="18.067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2.702cm" svg:y="18.067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3.972cm" svg:y="18.067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5.242cm" svg:y="18.067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6.514cm" svg:y="18.067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7.784cm" svg:y="18.067cm">
          <draw:text-box>
            <text:p text:style-name="P1"><text:span text:style-name="T7"><text:s text:c="2"/></text:span><text:span text:style-name="T13"><text:s/></text:span></text:p>
          </draw:text-box>
        </draw:frame>
        <draw:frame draw:style-name="gr3" draw:text-style-name="P4" draw:layer="layout" svg:width="0.317cm" svg:height="0.387cm" svg:x="1.27cm" svg:y="18.619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18.65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8.811cm" svg:height="0.357cm" svg:x="1.651cm" svg:y="18.651cm">
          <draw:text-box>
            <text:p text:style-name="P1"><text:span text:style-name="T3">An application dedicated to aiding users with computing any number instantly couple with the ability to navigate from light-dark mode </text:span></text:p>
          </draw:text-box>
        </draw:frame>
        <draw:frame draw:style-name="gr3" draw:text-style-name="P4" draw:layer="layout" svg:width="0.317cm" svg:height="0.387cm" svg:x="1.27cm" svg:y="19.148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19.18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7.947cm" svg:height="0.357cm" svg:x="1.651cm" svg:y="19.18cm">
          <draw:text-box>
            <text:p text:style-name="P1"><text:span text:style-name="T3">Single handedly built the platform from concept, design, and development with a smooth performance and pleasant to the eye <text:s/></text:span></text:p>
          </draw:text-box>
        </draw:frame>
        <draw:frame draw:style-name="gr3" draw:text-style-name="P4" draw:layer="layout" svg:width="8.972cm" svg:height="0.357cm" svg:x="1.27cm" svg:y="19.65cm">
          <draw:text-box>
            <text:p text:style-name="P1"><text:span text:style-name="T13">Web Music Player</text:span><text:span text:style-name="T7"> — JavaScript</text:span><text:span text:style-name="T3"> • </text:span><text:span text:style-name="T7">HTML </text:span><text:span text:style-name="T3">• </text:span><text:span text:style-name="T7">CSS <text:s text:c="20"/></text:span><text:span text:style-name="T3"><text:s text:c="2"/></text:span></text:p>
          </draw:text-box>
        </draw:frame>
        <draw:frame draw:style-name="gr3" draw:text-style-name="P4" draw:layer="layout" svg:width="0.317cm" svg:height="0.357cm" svg:x="11.432cm" svg:y="19.65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3.972cm" svg:y="19.65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5.242cm" svg:y="19.65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357cm" svg:x="17.784cm" svg:y="19.65cm">
          <draw:text-box>
            <text:p text:style-name="P1"><text:span text:style-name="T7"><text:s text:c="2"/></text:span><text:span text:style-name="T13"><text:s/></text:span></text:p>
          </draw:text-box>
        </draw:frame>
        <draw:frame draw:style-name="gr3" draw:text-style-name="P4" draw:layer="layout" svg:width="0.317cm" svg:height="0.387cm" svg:x="1.27cm" svg:y="20.198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20.2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3.985cm" svg:height="0.357cm" svg:x="1.651cm" svg:y="20.23cm">
          <draw:text-box>
            <text:p text:style-name="P1"><text:span text:style-name="T3">Created a smooth interface with only mobile view in mind (desktop view is not currently supported) </text:span></text:p>
          </draw:text-box>
        </draw:frame>
        <draw:frame draw:style-name="gr3" draw:text-style-name="P4" draw:layer="layout" svg:width="0.317cm" svg:height="0.387cm" svg:x="1.27cm" svg:y="20.728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20.76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0.008cm" svg:height="0.009cm" svg:x="1.27cm" svg:y="21.614cm" svg:viewBox="0 0 9 10" draw:points="0,10 9,10 9,0 0,0">
          <text:p/>
        </draw:polygon>
        <draw:polygon draw:style-name="gr7" draw:text-style-name="P8" draw:layer="layout" svg:width="0.008cm" svg:height="0.009cm" svg:x="1.27cm" svg:y="21.614cm" svg:viewBox="0 0 9 10" draw:points="0,10 9,10 9,0 0,0">
          <text:p/>
        </draw:polygon>
        <draw:polygon draw:style-name="gr7" draw:text-style-name="P8" draw:layer="layout" svg:width="19.037cm" svg:height="0.009cm" svg:x="1.278cm" svg:y="21.614cm" svg:viewBox="0 0 19038 10" draw:points="0,10 19038,10 19038,0 0,0">
          <text:p/>
        </draw:polygon>
        <draw:polygon draw:style-name="gr7" draw:text-style-name="P8" draw:layer="layout" svg:width="0.008cm" svg:height="0.009cm" svg:x="20.315cm" svg:y="21.614cm" svg:viewBox="0 0 9 10" draw:points="0,10 9,10 9,0 0,0">
          <text:p/>
        </draw:polygon>
        <draw:polygon draw:style-name="gr7" draw:text-style-name="P8" draw:layer="layout" svg:width="0.008cm" svg:height="0.009cm" svg:x="20.315cm" svg:y="21.614cm" svg:viewBox="0 0 9 10" draw:points="0,10 9,10 9,0 0,0">
          <text:p/>
        </draw:polygon>
        <draw:polygon draw:style-name="gr7" draw:text-style-name="P8" draw:layer="layout" svg:width="0.008cm" svg:height="0.008cm" svg:x="1.27cm" svg:y="21.606cm" svg:viewBox="0 0 9 9" draw:points="0,9 9,9 9,0 0,0">
          <text:p/>
        </draw:polygon>
        <draw:polygon draw:style-name="gr7" draw:text-style-name="P8" draw:layer="layout" svg:width="0.008cm" svg:height="0.008cm" svg:x="1.27cm" svg:y="21.606cm" svg:viewBox="0 0 9 9" draw:points="0,9 9,9 9,0 0,0">
          <text:p/>
        </draw:polygon>
        <draw:polygon draw:style-name="gr7" draw:text-style-name="P8" draw:layer="layout" svg:width="19.037cm" svg:height="0.008cm" svg:x="1.278cm" svg:y="21.606cm" svg:viewBox="0 0 19038 9" draw:points="0,9 19038,9 19038,0 0,0">
          <text:p/>
        </draw:polygon>
        <draw:polygon draw:style-name="gr7" draw:text-style-name="P8" draw:layer="layout" svg:width="0.008cm" svg:height="0.008cm" svg:x="20.315cm" svg:y="21.606cm" svg:viewBox="0 0 9 9" draw:points="0,9 9,9 9,0 0,0">
          <text:p/>
        </draw:polygon>
        <draw:polygon draw:style-name="gr7" draw:text-style-name="P8" draw:layer="layout" svg:width="0.008cm" svg:height="0.008cm" svg:x="20.315cm" svg:y="21.606cm" svg:viewBox="0 0 9 9" draw:points="0,9 9,9 9,0 0,0">
          <text:p/>
        </draw:polygon>
        <draw:frame draw:style-name="gr3" draw:text-style-name="P4" draw:layer="layout" svg:width="14.768cm" svg:height="0.357cm" svg:x="1.651cm" svg:y="20.76cm">
          <draw:text-box>
            <text:p text:style-name="P1"><text:span text:style-name="T3">Built a custom button and interface with the ability to navigate to the next and previous songs on the list. </text:span></text:p>
          </draw:text-box>
        </draw:frame>
        <draw:frame draw:style-name="gr3" draw:text-style-name="P4" draw:layer="layout" svg:width="0.317cm" svg:height="0.357cm" svg:x="20.324cm" svg:y="21.416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2.258cm" svg:height="0.395cm" svg:x="1.27cm" svg:y="21.856cm">
          <draw:text-box>
            <text:p text:style-name="P1"><text:span text:style-name="T6">EXPERIENCE</text:span></text:p>
          </draw:text-box>
        </draw:frame>
        <draw:frame draw:style-name="gr3" draw:text-style-name="P4" draw:layer="layout" svg:width="0.317cm" svg:height="0.357cm" svg:x="3.544cm" svg:y="21.8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9.137cm" svg:height="0.357cm" svg:x="1.27cm" svg:y="22.492cm">
          <draw:text-box>
            <text:p text:style-name="P1"><text:span text:style-name="T7">Terasoft Communication, Nigeria — Student Industrial Work Experiences Scheme</text:span><text:span text:style-name="T8"> <text:s text:c="37"/></text:span><text:span text:style-name="T3">Jan 2020 - March 2020</text:span><text:span text:style-name="T8"> </text:span></text:p>
          </draw:text-box>
        </draw:frame>
        <draw:frame draw:style-name="gr3" draw:text-style-name="P4" draw:layer="layout" svg:width="0.317cm" svg:height="0.387cm" svg:x="1.27cm" svg:y="22.968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2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1.148cm" svg:height="0.357cm" svg:x="1.651cm" svg:y="23cm">
          <draw:text-box>
            <text:p text:style-name="P1"><text:span text:style-name="T3">Worked alongside school mate to solve hardware and software related issues.</text:span><text:span text:style-name="T8"> </text:span></text:p>
          </draw:text-box>
        </draw:frame>
        <draw:frame draw:style-name="gr3" draw:text-style-name="P4" draw:layer="layout" svg:width="19.205cm" svg:height="0.357cm" svg:x="1.27cm" svg:y="23.491cm">
          <draw:text-box>
            <text:p text:style-name="P1"><text:span text:style-name="T7">Freelancing — Web Developer</text:span><text:span text:style-name="T8"> <text:s text:c="49"/></text:span><text:span text:style-name="T14"><text:s text:c="70"/></text:span><text:span text:style-name="T3">June 2018 - February 2019</text:span><text:span text:style-name="T8"> </text:span></text:p>
          </draw:text-box>
        </draw:frame>
        <draw:frame draw:style-name="gr3" draw:text-style-name="P4" draw:layer="layout" svg:width="0.317cm" svg:height="0.387cm" svg:x="1.27cm" svg:y="23.857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23.889cm">
          <draw:text-box>
            <text:p text:style-name="P1"><text:span text:style-name="T10"><text:s/></text:span></text:p>
          </draw:text-box>
        </draw:frame>
        <draw:frame draw:style-name="gr9" draw:text-style-name="P11" draw:layer="layout" svg:width="13.853cm" svg:height="0.813cm" svg:x="1.651cm" svg:y="23.889cm">
          <draw:text-box>
            <text:p text:style-name="P10"><text:span text:style-name="T3">Single handedly build a full day-care web platform for an international client, Increased web traffic </text:span></text:p>
            <text:p text:style-name="P10"><text:span text:style-name="T3">125% by improving overall features coupled with 100% client satisfaction. </text:span></text:p>
          </draw:text-box>
        </draw:frame>
        <draw:frame draw:style-name="gr3" draw:text-style-name="P4" draw:layer="layout" svg:width="0.317cm" svg:height="0.387cm" svg:x="1.27cm" svg:y="24.83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24.86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4.751cm" svg:height="0.357cm" svg:x="1.651cm" svg:y="24.862cm">
          <draw:text-box>
            <text:p text:style-name="P1"><text:span text:style-name="T3">Worked alongside team of developers to create a web and mobile based platform for a reputable client. <text:s/></text:span></text:p>
          </draw:text-box>
        </draw:frame>
        <draw:frame draw:style-name="gr3" draw:text-style-name="P4" draw:layer="layout" svg:width="0.317cm" svg:height="0.387cm" svg:x="1.27cm" svg:y="25.326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25.35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2.939cm" svg:height="0.357cm" svg:x="1.651cm" svg:y="25.357cm">
          <draw:text-box>
            <text:p text:style-name="P1"><text:span text:style-name="T3">Interfaced with clients on a weekly basis, providing technological expertise and knowledge. </text:span></text:p>
          </draw:text-box>
        </draw:frame>
        <draw:frame draw:style-name="gr3" draw:text-style-name="P4" draw:layer="layout" svg:width="19.192cm" svg:height="0.357cm" svg:x="1.27cm" svg:y="25.942cm">
          <draw:text-box>
            <text:p text:style-name="P1"><text:span text:style-name="T7">Front-end mentor — Web Developer</text:span><text:span text:style-name="T8"> <text:s text:c="49"/></text:span><text:span text:style-name="T14"><text:s text:c="57"/></text:span><text:span text:style-name="T3">June 2017 - September 2018</text:span><text:span text:style-name="T8"> </text:span></text:p>
          </draw:text-box>
        </draw:frame>
        <draw:frame draw:style-name="gr3" draw:text-style-name="P4" draw:layer="layout" svg:width="0.317cm" svg:height="0.387cm" svg:x="1.27cm" svg:y="26.313cm">
          <draw:text-box>
            <text:p text:style-name="P1"><text:span text:style-name="T9">•</text:span></text:p>
          </draw:text-box>
        </draw:frame>
        <draw:frame draw:style-name="gr3" draw:text-style-name="P4" draw:layer="layout" svg:width="0.317cm" svg:height="0.357cm" svg:x="1.414cm" svg:y="26.345cm">
          <draw:text-box>
            <text:p text:style-name="P1"><text:span text:style-name="T10"><text:s/></text:span></text:p>
          </draw:text-box>
        </draw:frame>
        <draw:frame draw:style-name="gr10" draw:text-style-name="P12" draw:layer="layout" svg:width="11.466cm" svg:height="0.357cm" svg:x="1.651cm" svg:y="26.345cm">
          <draw:text-box>
            <text:p text:style-name="P1"><text:span text:style-name="T3">Translation of wire-frames and rapid prototyping tools to accurate, working code. </text:span></text:p>
          </draw:text-box>
        </draw:frame>
        <draw:frame draw:style-name="gr11" draw:text-style-name="P14" draw:layer="layout" svg:width="4.078cm" svg:height="0.433cm" svg:x="5.132cm" svg:y="2.424cm">
          <draw:text-box>
            <text:list text:style-name="L3">
              <text:list-item>
                <text:p text:style-name="P13"><text:span text:style-name="T15">+234 902 656 0079 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25T21:53:26.299000000</dc:date>
    <meta:editing-duration>PT12M6S</meta:editing-duration>
    <meta:editing-cycles>2</meta:editing-cycles>
    <meta:generator>LibreOffice/7.3.3.2$Windows_X86_64 LibreOffice_project/d1d0ea68f081ee2800a922cac8f79445e4603348</meta:generator>
    <meta:document-statistic meta:object-count="149"/>
  </office:meta>
</office:document-meta>
</file>